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ção do Projeto: Implementação do TDA Conjunto em Java</text:h>
      <text:h text:style-name="Heading_20_2" text:outline-level="2">Visão Geral</text:h>
      <text:p text:style-name="Text_20_body">Este projeto visa implementar um Tipo de Dado Abstrato (TDA) para conjuntos finitos de elementos em Java, seguindo o paradigma de orientação a objetos e utilizando listas para representar os conjuntos. O TDA inclui operações comuns de conjuntos, como união, interseção, diferença e outras.</text:p>
      <text:h text:style-name="Heading_20_2" text:outline-level="2">Estrutura do Projeto</text:h>
      <text:p text:style-name="Text_20_body">O projeto é organizado da seguinte forma:</text:p>
      <text:list xml:id="list3509884278" text:style-name="L1">
        <text:list-item>
          <text:p text:style-name="P3"><text:span text:style-name="Source_20_Text">Conjunto.java</text:span>: Contém a implementação da classe <text:span text:style-name="Source_20_Text">Conjunto</text:span>.</text:p>
        </text:list-item>
        <text:list-item>
          <text:p text:style-name="P3"><text:span text:style-name="Source_20_Text">Relatorio.pdf</text:span>: Documento PDF descrevendo as estruturas de dados usadas e o funcionamento do código.</text:p>
        </text:list-item>
        <text:list-item>
          <text:p text:style-name="P2"><text:span text:style-name="Source_20_Text">teste.sh</text:span>: Script de teste para validar a executabilidade do código.</text:p>
        </text:list-item>
      </text:list>
      <text:h text:style-name="Heading_20_2" text:outline-level="2">Implementação da Classe <text:span text:style-name="Source_20_Text">Conjunto</text:span></text:h>
      <text:p text:style-name="Text_20_body">A classe <text:span text:style-name="Source_20_Text">Conjunto</text:span> é responsável por representar conjuntos finitos e oferece métodos para realizar operações típicas de conjuntos.</text:p>
      <text:h text:style-name="Heading_20_3" text:outline-level="3">Métodos</text:h>
      <text:list xml:id="list2978993503" text:style-name="L2">
        <text:list-item>
          <text:p text:style-name="P5"><text:span text:style-name="Source_20_Text">Conjunto()</text:span>: Construtor da classe, inicializa um conjunto vazio.</text:p>
        </text:list-item>
        <text:list-item>
          <text:p text:style-name="P5"><text:span text:style-name="Source_20_Text">ehVazio() -&gt; boolean</text:span>: Retorna verdadeiro se o conjunto é vazio e falso caso contrário.</text:p>
        </text:list-item>
        <text:list-item>
          <text:p text:style-name="P5"><text:span text:style-name="Source_20_Text">uniaoConj(outroConj: Conjunto) -&gt; Conjunto</text:span>: Realiza a união com outro conjunto.</text:p>
        </text:list-item>
        <text:list-item>
          <text:p text:style-name="P5"><text:span text:style-name="Source_20_Text">intersConj(outroConj: Conjunto) -&gt; Conjunto</text:span>: Retorna a interseção com outro conjunto.</text:p>
        </text:list-item>
        <text:list-item>
          <text:p text:style-name="P5"><text:span text:style-name="Source_20_Text">diffConj(outroConj: Conjunto) -&gt; Conjunto</text:span>: Retorna a diferença em relação a outro conjunto.</text:p>
        </text:list-item>
        <text:list-item>
          <text:p text:style-name="P5"><text:span text:style-name="Source_20_Text">diffSimConj(outroConj: Conjunto) -&gt; Conjunto</text:span>: Retorna a diferença simétrica em relação a outro conjunto.</text:p>
        </text:list-item>
        <text:list-item>
          <text:p text:style-name="P5"><text:span text:style-name="Source_20_Text">addConj(x: int)</text:span>: Adiciona um elemento ao conjunto.</text:p>
        </text:list-item>
        <text:list-item>
          <text:p text:style-name="P5"><text:span text:style-name="Source_20_Text">remConj(x: int)</text:span>: Remove um elemento do conjunto.</text:p>
        </text:list-item>
        <text:list-item>
          <text:p text:style-name="P5"><text:span text:style-name="Source_20_Text">tamConj() -&gt; int</text:span>: Retorna o tamanho do conjunto.</text:p>
        </text:list-item>
        <text:list-item>
          <text:p text:style-name="P4"><text:span text:style-name="Source_20_Text">ehElemConj(x: int) -&gt; boolean</text:span>: Retorna verdadeiro se o conjunto contém o elemento.</text:p>
        </text:list-item>
      </text:list>
      <text:h text:style-name="Heading_20_3" text:outline-level="3"><text:soft-page-break/>Exemplo de Uso</text:h>
      <text:p text:style-name="P1">java</text:p>
      <text:p text:style-name="Preformatted_20_Text"><text:span text:style-name="Source_20_Text">public static void main(String[] args) {</text:span></text:p>
      <text:p text:style-name="Preformatted_20_Text"><text:span text:style-name="Source_20_Text"><text:s text:c="4"/>Conjunto conjuntoA = new Conjunto();</text:span></text:p>
      <text:p text:style-name="Preformatted_20_Text"><text:span text:style-name="Source_20_Text"><text:s text:c="4"/>Conjunto conjuntoB = new Conjunto();</text:span></text:p>
      <text:p text:style-name="Preformatted_20_Text"/>
      <text:p text:style-name="Preformatted_20_Text"><text:span text:style-name="Source_20_Text"><text:s text:c="4"/>conjuntoA.addConj(1);</text:span></text:p>
      <text:p text:style-name="Preformatted_20_Text"><text:span text:style-name="Source_20_Text"><text:s text:c="4"/>conjuntoA.addConj(2);</text:span></text:p>
      <text:p text:style-name="Preformatted_20_Text"><text:span text:style-name="Source_20_Text"><text:s text:c="4"/>conjuntoB.addConj(2);</text:span></text:p>
      <text:p text:style-name="Preformatted_20_Text"><text:span text:style-name="Source_20_Text"><text:s text:c="4"/>conjuntoB.addConj(3);</text:span></text:p>
      <text:p text:style-name="Preformatted_20_Text"/>
      <text:p text:style-name="Preformatted_20_Text"><text:span text:style-name="Source_20_Text"><text:s text:c="4"/>System.out.println(conjuntoA.ehVazio()); <text:s/>// false</text:span></text:p>
      <text:p text:style-name="Preformatted_20_Text"><text:span text:style-name="Source_20_Text"><text:s text:c="4"/>System.out.println(conjuntoA.uniaoConj(conjuntoB).elementos); <text:s/>// [1, 2, 3]</text:span></text:p>
      <text:p text:style-name="Preformatted_20_Text"><text:span text:style-name="Source_20_Text"><text:s text:c="4"/>System.out.println(conjuntoA.intersConj(conjuntoB).elementos); <text:s/>// [2]</text:span></text:p>
      <text:p text:style-name="Preformatted_20_Text"><text:span text:style-name="Source_20_Text"><text:s text:c="4"/>System.out.println(conjuntoA.diffConj(conjuntoB).elementos); <text:s/>// [1]</text:span></text:p>
      <text:p text:style-name="Preformatted_20_Text"><text:span text:style-name="Source_20_Text"><text:s text:c="4"/>System.out.println(conjuntoA.diffSimConj(conjuntoB).elementos); <text:s/>// [1, 3]</text:span></text:p>
      <text:p text:style-name="Preformatted_20_Text"><text:span text:style-name="Source_20_Text"><text:s text:c="4"/>System.out.println(conjuntoA.tamConj()); <text:s/>// 2</text:span></text:p>
      <text:p text:style-name="Preformatted_20_Text"><text:span text:style-name="Source_20_Text"><text:s text:c="4"/>System.out.println(conjuntoA.ehElemConj(1)); <text:s/>// true</text:span></text:p>
      <text:p text:style-name="P1"><text:span text:style-name="Source_20_Text">}</text:span></text:p>
      <text:h text:style-name="Heading_20_2" text:outline-level="2">Teste de Execução</text:h>
      <text:p text:style-name="Text_20_body">Para validar a executabilidade do código, execute o script de teste fornecido (<text:span text:style-name="Source_20_Text">teste.sh</text:span>) no ambiente Linux Ubuntu 20.04.</text:p>
      <text:h text:style-name="Heading_20_2" text:outline-level="2">Considerações Finais</text:h>
      <text:p text:style-name="Text_20_body">O código segue o paradigma de orientação a objetos em Java e utiliza listas para representar conjuntos. As operações foram implementadas de maneira eficiente, e a documentação fornece uma visão geral clara do projet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0:51:19.824436159</meta:creation-date>
    <dc:date>2023-11-22T10:51:58.127163023</dc:date>
    <meta:editing-duration>PT39S</meta:editing-duration>
    <meta:editing-cycles>1</meta:editing-cycles>
    <meta:document-statistic meta:table-count="0" meta:image-count="0" meta:object-count="0" meta:page-count="2" meta:paragraph-count="42" meta:word-count="339" meta:character-count="2651" meta:non-whitespace-character-count="2308"/>
    <meta:generator>LibreOffice/7.3.7.2$Linux_X86_64 LibreOffice_project/30$Build-2</meta:generator>
  </office:meta>
</office:document-meta>
</file>